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A</mi>
              <mi>N</mi>
            </msub>
            <mrow>
              <mi/>
              <mo stretchy="false">=</mo>
              <mi/>
            </mrow>
            <msub>
              <mrow>
                <mstyle mathvariant="bold">
                  <mrow>
                    <mn>1</mn>
                  </mrow>
                </mstyle>
              </mrow>
              <mi>N</mi>
            </msub>
            <msub>
              <mi>A</mi>
              <mi>N</mi>
            </msub>
            <msub>
              <mrow>
                <mstyle mathvariant="bold">
                  <mrow>
                    <mn>1</mn>
                  </mrow>
                </mstyle>
              </mrow>
              <mi>N</mi>
            </msub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row>
              <munder>
                <mo stretchy="false">∫</mo>
                <mrow>
                  <msub>
                    <mo stretchy="false">α</mo>
                    <mn>1</mn>
                  </msub>
                  <mi/>
                  <mo stretchy="false">…</mo>
                  <mi/>
                  <msub>
                    <mo stretchy="false">α</mo>
                    <mi>N</mi>
                  </msub>
                </mrow>
              </munder>
              <mi/>
            </mrow>
            <mrow>
              <munder>
                <mo stretchy="false">∫</mo>
                <mrow>
                  <msub>
                    <mo stretchy="false">β</mo>
                    <mn>1</mn>
                  </msub>
                  <mi/>
                  <mo stretchy="false">…</mo>
                  <mi/>
                  <msub>
                    <mo stretchy="false">β</mo>
                    <mi>N</mi>
                  </msub>
                </mrow>
              </munder>
              <mi/>
            </mrow>
            <msup>
              <mfenced open="∣" close="〉">
                <mrow>
                  <msub>
                    <mo stretchy="false">ϕ</mo>
                    <mrow>
                      <msub>
                        <mo stretchy="false">α</mo>
                        <mn>1</mn>
                      </msub>
                    </mrow>
                  </msub>
                  <mi/>
                  <mo stretchy="false">…</mo>
                  <mi/>
                  <msub>
                    <mo stretchy="false">ϕ</mo>
                    <mrow>
                      <msub>
                        <mo stretchy="false">α</mo>
                        <mi>N</mi>
                      </msub>
                    </mrow>
                  </msub>
                </mrow>
              </mfenced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p>
            <mi/>
            <mmultiscripts>
              <mfenced open="〈" close="∣">
                <mrow>
                  <msub>
                    <mo stretchy="false">ϕ</mo>
                    <mrow>
                      <msub>
                        <mo stretchy="false">α</mo>
                        <mn>1</mn>
                      </msub>
                    </mrow>
                  </msub>
                  <mi/>
                  <mo stretchy="false">…</mo>
                  <mi/>
                  <msub>
                    <mo stretchy="false">ϕ</mo>
                    <mrow>
                      <msub>
                        <mo stretchy="false">α</mo>
                        <mi>N</mi>
                      </msub>
                    </mrow>
                  </msub>
                </mrow>
              </mfenced>
              <mprescripts/>
              <none/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multiscripts>
            <mi/>
            <msub>
              <mi>A</mi>
              <mi>N</mi>
            </msub>
            <mi/>
            <msup>
              <mfenced open="∣" close="〉">
                <mrow>
                  <msub>
                    <mo stretchy="false">ϕ</mo>
                    <mrow>
                      <msub>
                        <mo stretchy="false">β</mo>
                        <mn>1</mn>
                      </msub>
                    </mrow>
                  </msub>
                  <mi/>
                  <mo stretchy="false">…</mo>
                  <mi/>
                  <msub>
                    <mo stretchy="false">ϕ</mo>
                    <mrow>
                      <msub>
                        <mo stretchy="false">β</mo>
                        <mi>N</mi>
                      </msub>
                    </mrow>
                  </msub>
                </mrow>
              </mfenced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p>
            <mi/>
            <mmultiscripts>
              <mfenced open="〈" close="∣">
                <mrow>
                  <msub>
                    <mo stretchy="false">ϕ</mo>
                    <mrow>
                      <msub>
                        <mo stretchy="false">β</mo>
                        <mn>1</mn>
                      </msub>
                    </mrow>
                  </msub>
                  <mi/>
                  <mo stretchy="false">…</mo>
                  <mi/>
                  <msub>
                    <mo stretchy="false">ϕ</mo>
                    <mrow>
                      <msub>
                        <mo stretchy="false">β</mo>
                        <mi>N</mi>
                      </msub>
                    </mrow>
                  </msub>
                </mrow>
              </mfenced>
              <mprescripts/>
              <none/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multiscripts>
          </mrow>
        </mtd>
      </mtr>
    </mtable>
    <annotation encoding="StarMath 5.0">A _N ~=~ {bold 1} _N A _N {bold 1} _N ~=` newline 
`=~  
int from {%ialpha _1 ` dotslow ` %ialpha _N} ` 
int from {%ibeta _1 ` dotslow ` %ibeta _N} 
` 
left lline 
 %iphi _{%ialpha _1} ` dotslow ` %iphi _{%ialpha _N} 
right rangle ^{(`+-`)} 
` 
left langle 
 %iphi _{%ialpha _1} ` dotslow ` %iphi _{%ialpha _N} 
right rline lsup{(`+-`)} 
` A _N ` 
left lline 
 %iphi _{%ibeta _1} ` dotslow ` %iphi _{%ibeta _N} 
right rangle ^{(`+-`)} 
` 
left langle 
 %iphi _{%ibeta _1} ` dotslow ` %iphi _{%ibeta _N} 
right rline lsup{(`+-`)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</office:meta>
</office:document-meta>
</file>